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21">
      <style:table-cell-properties fo:border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lines 81-91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0">
            <text:p>lines 9-15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9">
            <text:p>lines 29-67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9">
            <text:p>lines 29-6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lines 49-56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lines 44-4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5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9">
            <text:p>lines 29-35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lines 36-4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lines 29-67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9">
            <text:p>line 137-138, etc.</text:p>
          </table:table-cell>
          <table:table-cell table:style-name="ce8"/>
          <table:table-cell office:value-type="string" table:style-name="ce9">
            <text:p>34 +'s, 15 -'s, etc.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lines 28-67, etc.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204 commented line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string" table:style-name="ce9">
            <text:p>lines 25-26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9">
            <text:p>line 97, 125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9">
            <text:p>line 212, 279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9">
            <text:p>line 2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office:value-type="string" table:style-name="ce9">
            <text:p>line 72, 73, 272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1">
            <text:p>line 7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397, 401, etc.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9">
            <text:p>lines 137-138, etc.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9">
            <text:p>line 101, 118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line 127, 315, etc.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lines 118-170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line 127, 136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lines 101-113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office:value-type="string" table:style-name="ce9">
            <text:p>line 324, 329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line 101, 127, etc.<text:s/>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9">
            <text:p>lines 94-115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9">
            <text:p>line 121, 359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line 224, 254, 44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line 171, 453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9">
            <text:p>line 136, 215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line 94, 207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line 206, 310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line 221, 215, etc.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2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RCC RCCD</meta:initial-creator>
    <dc:creator>Garthwaite, Noah</dc:creator>
    <meta:creation-date>2017-01-25T10:21:36Z</meta:creation-date>
    <dc:date>2024-02-04T06:47:05Z</dc:date>
    <meta:editing-cycles>12</meta:editing-cycles>
    <meta:editing-duration>PT3915S</meta:editing-duration>
  </office:meta>
</office:document-meta>
</file>